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2.196cm" table:align="left"/>
    </style:style>
    <style:style style:name="表格1.A" style:family="table-column">
      <style:table-column-properties style:column-width="5.634cm"/>
    </style:style>
    <style:style style:name="表格1.B" style:family="table-column">
      <style:table-column-properties style:column-width="6.562cm"/>
    </style:style>
    <style:style style:name="表格1.A1" style:family="table-cell">
      <style:table-cell-properties style:vertical-align="middle" fo:padding="0.049cm" fo:border="none"/>
    </style:style>
    <style:style style:name="P1" style:family="paragraph" style:parent-style-name="Standard">
      <style:text-properties fo:font-size="15pt" officeooo:rsid="0001df1c" officeooo:paragraph-rsid="0001df1c" style:font-size-asian="15pt" style:font-size-complex="15pt"/>
    </style:style>
    <style:style style:name="P2" style:family="paragraph" style:parent-style-name="Standard">
      <style:text-properties fo:font-size="15pt" officeooo:rsid="0003a9ff" officeooo:paragraph-rsid="0003a9ff" style:font-size-asian="15pt" style:font-size-complex="15pt"/>
    </style:style>
    <style:style style:name="P3" style:family="paragraph" style:parent-style-name="Standard">
      <style:text-properties fo:font-size="15pt" officeooo:rsid="000457aa" officeooo:paragraph-rsid="000457aa" style:font-size-asian="15pt" style:font-size-complex="15pt"/>
    </style:style>
    <style:style style:name="P4" style:family="paragraph" style:parent-style-name="Standard">
      <style:text-properties fo:font-size="15pt" officeooo:rsid="0007fb4b" officeooo:paragraph-rsid="0007fb4b" style:font-size-asian="15pt" style:font-size-complex="15pt"/>
    </style:style>
    <style:style style:name="P5" style:family="paragraph" style:parent-style-name="Standard">
      <style:text-properties fo:font-size="15pt" officeooo:rsid="00098e13" officeooo:paragraph-rsid="00098e13" style:font-size-asian="15pt" style:font-size-complex="15pt"/>
    </style:style>
    <style:style style:name="P6" style:family="paragraph" style:parent-style-name="Standard">
      <style:text-properties fo:font-size="15pt" officeooo:rsid="00479f61" officeooo:paragraph-rsid="00479f61" style:font-size-asian="15pt" style:font-size-complex="15pt"/>
    </style:style>
    <style:style style:name="P7" style:family="paragraph" style:parent-style-name="Standard">
      <style:text-properties fo:color="#cc0000" fo:font-size="15pt" officeooo:rsid="00098e13" officeooo:paragraph-rsid="00098e13" style:font-size-asian="15pt" style:font-size-complex="15pt"/>
    </style:style>
    <style:style style:name="P8" style:family="paragraph" style:parent-style-name="Standard">
      <style:text-properties fo:color="#cc0000" fo:font-size="15pt" officeooo:rsid="000f339a" officeooo:paragraph-rsid="000f339a" style:font-size-asian="15pt" style:font-size-complex="15pt"/>
    </style:style>
    <style:style style:name="P9" style:family="paragraph" style:parent-style-name="Standard">
      <style:text-properties fo:color="#cc0000" fo:font-size="15pt" officeooo:rsid="001f9528" officeooo:paragraph-rsid="001f9528" style:font-size-asian="15pt" style:font-size-complex="15pt"/>
    </style:style>
    <style:style style:name="P10" style:family="paragraph" style:parent-style-name="Standard">
      <style:text-properties fo:color="#cc0000" fo:font-size="15pt" officeooo:rsid="0034f10a" officeooo:paragraph-rsid="0035d7e9" style:font-size-asian="15pt" style:font-size-complex="15pt"/>
    </style:style>
    <style:style style:name="P11" style:family="paragraph" style:parent-style-name="Standard">
      <style:text-properties fo:color="#cc0000" fo:font-size="15pt" officeooo:rsid="0035d7e9" officeooo:paragraph-rsid="0035d7e9" style:font-size-asian="15pt" style:font-size-complex="15pt"/>
    </style:style>
    <style:style style:name="P12" style:family="paragraph" style:parent-style-name="Standard">
      <style:text-properties fo:color="#cc0000" fo:font-size="15pt" officeooo:rsid="003841a1" officeooo:paragraph-rsid="003841a1" style:font-size-asian="15pt" style:font-size-complex="15pt"/>
    </style:style>
    <style:style style:name="P13" style:family="paragraph" style:parent-style-name="Standard">
      <style:text-properties fo:color="#cc0000" fo:font-size="15pt" officeooo:rsid="0038d31a" officeooo:paragraph-rsid="0038d31a" style:font-size-asian="15pt" style:font-size-complex="15pt"/>
    </style:style>
    <style:style style:name="P14" style:family="paragraph" style:parent-style-name="Standard">
      <style:text-properties fo:color="#cc0000" fo:font-size="15pt" officeooo:rsid="0038d31a" officeooo:paragraph-rsid="0039fafb" style:font-size-asian="15pt" style:font-size-complex="15pt"/>
    </style:style>
    <style:style style:name="P15" style:family="paragraph" style:parent-style-name="Standard">
      <style:text-properties fo:color="#cc0000" fo:font-size="15pt" officeooo:rsid="003bc23a" officeooo:paragraph-rsid="003bc23a" style:font-size-asian="15pt" style:font-size-complex="15pt"/>
    </style:style>
    <style:style style:name="P16" style:family="paragraph" style:parent-style-name="Standard">
      <style:text-properties fo:color="#cc0000" fo:font-size="15pt" officeooo:rsid="003bc23a" officeooo:paragraph-rsid="003c9964" style:font-size-asian="15pt" style:font-size-complex="15pt"/>
    </style:style>
    <style:style style:name="P17" style:family="paragraph" style:parent-style-name="Standard">
      <style:text-properties fo:color="#cc0000" fo:font-size="15pt" officeooo:rsid="003e7a34" officeooo:paragraph-rsid="003e7a34" style:font-size-asian="15pt" style:font-size-complex="15pt"/>
    </style:style>
    <style:style style:name="P18" style:family="paragraph" style:parent-style-name="Standard">
      <style:text-properties fo:color="#cc0000" fo:font-size="15pt" officeooo:rsid="004119fe" officeooo:paragraph-rsid="004119fe" style:font-size-asian="15pt" style:font-size-complex="15pt"/>
    </style:style>
    <style:style style:name="P19" style:family="paragraph" style:parent-style-name="Standard">
      <style:text-properties fo:color="#cc0000" fo:font-size="15pt" officeooo:rsid="0044bd5f" officeooo:paragraph-rsid="0044bd5f" style:font-size-asian="15pt" style:font-size-complex="15pt"/>
    </style:style>
    <style:style style:name="P20" style:family="paragraph" style:parent-style-name="Standard">
      <style:text-properties fo:color="#cc0000" fo:font-size="15pt" officeooo:rsid="0024734e" officeooo:paragraph-rsid="0024734e" style:font-size-asian="15pt" style:font-size-complex="15pt"/>
    </style:style>
    <style:style style:name="P21" style:family="paragraph" style:parent-style-name="Standard">
      <style:text-properties fo:color="#cc0000" fo:font-size="15pt" officeooo:rsid="0024734e" officeooo:paragraph-rsid="002628d2" style:font-size-asian="15pt" style:font-size-complex="15pt"/>
    </style:style>
    <style:style style:name="P22" style:family="paragraph" style:parent-style-name="Standard">
      <style:text-properties fo:color="#000000" fo:font-size="15pt" officeooo:rsid="00098e13" officeooo:paragraph-rsid="00098e13" style:font-size-asian="15pt" style:font-size-complex="15pt"/>
    </style:style>
    <style:style style:name="P23" style:family="paragraph" style:parent-style-name="Standard">
      <style:text-properties fo:color="#000000" fo:font-size="15pt" officeooo:rsid="000c45d9" officeooo:paragraph-rsid="000c45d9" style:font-size-asian="15pt" style:font-size-complex="15pt"/>
    </style:style>
    <style:style style:name="P24" style:family="paragraph" style:parent-style-name="Standard">
      <style:text-properties fo:color="#000000" fo:font-size="15pt" officeooo:rsid="000e3eef" officeooo:paragraph-rsid="000e3eef" style:font-size-asian="15pt" style:font-size-complex="15pt"/>
    </style:style>
    <style:style style:name="P25" style:family="paragraph" style:parent-style-name="Standard">
      <style:text-properties fo:color="#000000" fo:font-size="15pt" officeooo:rsid="000f339a" officeooo:paragraph-rsid="000f339a" style:font-size-asian="15pt" style:font-size-complex="15pt"/>
    </style:style>
    <style:style style:name="P26" style:family="paragraph" style:parent-style-name="Standard">
      <style:text-properties fo:color="#000000" fo:font-size="15pt" officeooo:rsid="00197064" officeooo:paragraph-rsid="000f339a" style:font-size-asian="15pt" style:font-size-complex="15pt"/>
    </style:style>
    <style:style style:name="P27" style:family="paragraph" style:parent-style-name="Standard">
      <style:text-properties fo:color="#000000" fo:font-size="15pt" officeooo:rsid="001c1d14" officeooo:paragraph-rsid="001c1d14" style:font-size-asian="15pt" style:font-size-complex="15pt"/>
    </style:style>
    <style:style style:name="P28" style:family="paragraph" style:parent-style-name="Standard">
      <style:text-properties fo:color="#000000" fo:font-size="15pt" officeooo:rsid="001da1d9" officeooo:paragraph-rsid="001da1d9" style:font-size-asian="15pt" style:font-size-complex="15pt"/>
    </style:style>
    <style:style style:name="P29" style:family="paragraph" style:parent-style-name="Standard">
      <style:text-properties fo:color="#000000" fo:font-size="15pt" officeooo:rsid="001f9528" officeooo:paragraph-rsid="001f9528" style:font-size-asian="15pt" style:font-size-complex="15pt"/>
    </style:style>
    <style:style style:name="P30" style:family="paragraph" style:parent-style-name="Standard">
      <style:text-properties fo:color="#000000" fo:font-size="15pt" officeooo:rsid="001ff83e" officeooo:paragraph-rsid="001ff83e" style:font-size-asian="15pt" style:font-size-complex="15pt"/>
    </style:style>
    <style:style style:name="P31" style:family="paragraph" style:parent-style-name="Standard">
      <style:text-properties fo:color="#000000" fo:font-size="15pt" officeooo:rsid="001ff83e" officeooo:paragraph-rsid="002464f4" style:font-size-asian="15pt" style:font-size-complex="15pt"/>
    </style:style>
    <style:style style:name="P32" style:family="paragraph" style:parent-style-name="Standard">
      <style:text-properties fo:color="#000000" fo:font-size="15pt" officeooo:rsid="00206cb5" officeooo:paragraph-rsid="00206cb5" style:font-size-asian="15pt" style:font-size-complex="15pt"/>
    </style:style>
    <style:style style:name="P33" style:family="paragraph" style:parent-style-name="Standard">
      <style:text-properties fo:color="#000000" fo:font-size="15pt" officeooo:rsid="0024734e" officeooo:paragraph-rsid="0024734e" style:font-size-asian="15pt" style:font-size-complex="15pt"/>
    </style:style>
    <style:style style:name="P34" style:family="paragraph" style:parent-style-name="Standard">
      <style:text-properties fo:color="#000000" fo:font-size="15pt" officeooo:rsid="0024734e" officeooo:paragraph-rsid="002628d2" style:font-size-asian="15pt" style:font-size-complex="15pt"/>
    </style:style>
    <style:style style:name="P35" style:family="paragraph" style:parent-style-name="Standard">
      <style:text-properties fo:color="#000000" fo:font-size="15pt" officeooo:rsid="00296155" officeooo:paragraph-rsid="00296155" style:font-size-asian="15pt" style:font-size-complex="15pt"/>
    </style:style>
    <style:style style:name="P36" style:family="paragraph" style:parent-style-name="Standard">
      <style:text-properties fo:color="#000000" fo:font-size="15pt" officeooo:rsid="002a2f61" officeooo:paragraph-rsid="002a2f61" style:font-size-asian="15pt" style:font-size-complex="15pt"/>
    </style:style>
    <style:style style:name="P37" style:family="paragraph" style:parent-style-name="Standard">
      <style:text-properties fo:color="#000000" fo:font-size="15pt" officeooo:rsid="002f35dd" officeooo:paragraph-rsid="002f35dd" style:font-size-asian="15pt" style:font-size-complex="15pt"/>
    </style:style>
    <style:style style:name="P38" style:family="paragraph" style:parent-style-name="Standard">
      <style:text-properties fo:color="#000000" fo:font-size="15pt" officeooo:rsid="003115aa" officeooo:paragraph-rsid="003115aa" style:font-size-asian="15pt" style:font-size-complex="15pt"/>
    </style:style>
    <style:style style:name="P39" style:family="paragraph" style:parent-style-name="Standard">
      <style:text-properties fo:color="#000000" fo:font-size="15pt" officeooo:rsid="003bc23a" officeooo:paragraph-rsid="003c9964" style:font-size-asian="15pt" style:font-size-complex="15pt"/>
    </style:style>
    <style:style style:name="P40" style:family="paragraph" style:parent-style-name="Standard">
      <style:text-properties fo:color="#000000" fo:font-size="15pt" officeooo:rsid="004119fe" officeooo:paragraph-rsid="004119fe" style:font-size-asian="15pt" style:font-size-complex="15pt"/>
    </style:style>
    <style:style style:name="P41" style:family="paragraph" style:parent-style-name="Standard">
      <style:text-properties fo:color="#000000" fo:font-size="15pt" officeooo:rsid="004119fe" officeooo:paragraph-rsid="00437d3b" style:font-size-asian="15pt" style:font-size-complex="15pt"/>
    </style:style>
    <style:style style:name="P42" style:family="paragraph" style:parent-style-name="Standard">
      <style:text-properties fo:color="#000000" fo:font-size="15pt" officeooo:rsid="00437d3b" officeooo:paragraph-rsid="00437d3b" style:font-size-asian="15pt" style:font-size-complex="15pt"/>
    </style:style>
    <style:style style:name="P43" style:family="paragraph" style:parent-style-name="Standard">
      <style:text-properties fo:color="#000000" fo:font-size="15pt" officeooo:rsid="004472a9" officeooo:paragraph-rsid="004472a9" style:font-size-asian="15pt" style:font-size-complex="15pt"/>
    </style:style>
    <style:style style:name="P44" style:family="paragraph" style:parent-style-name="Standard">
      <style:text-properties fo:color="#000000" fo:font-size="15pt" officeooo:rsid="0044bd5f" officeooo:paragraph-rsid="0044bd5f" style:font-size-asian="15pt" style:font-size-complex="15pt"/>
    </style:style>
    <style:style style:name="P45" style:family="paragraph" style:parent-style-name="Standard">
      <style:text-properties fo:color="#000000" fo:font-size="15pt" officeooo:rsid="0035d7e9" officeooo:paragraph-rsid="0035d7e9" style:font-size-asian="15pt" style:font-size-complex="15pt"/>
    </style:style>
    <style:style style:name="P46" style:family="paragraph" style:parent-style-name="Standard">
      <style:text-properties fo:color="#000000" fo:font-size="15pt" officeooo:rsid="003841a1" officeooo:paragraph-rsid="0035d7e9" style:font-size-asian="15pt" style:font-size-complex="15pt"/>
    </style:style>
    <style:style style:name="P47" style:family="paragraph" style:parent-style-name="Standard">
      <style:text-properties fo:color="#000000" fo:font-size="15pt" officeooo:rsid="0041f1a1" officeooo:paragraph-rsid="00437d3b" style:font-size-asian="15pt" style:font-size-complex="15pt"/>
    </style:style>
    <style:style style:name="P48" style:family="paragraph" style:parent-style-name="Standard">
      <style:text-properties officeooo:paragraph-rsid="00296155"/>
    </style:style>
    <style:style style:name="P49" style:family="paragraph" style:parent-style-name="Standard">
      <style:text-properties fo:color="#000000" fo:font-size="15pt" officeooo:rsid="004b9e58" officeooo:paragraph-rsid="004b9e58" style:font-size-asian="15pt" style:font-size-complex="15pt"/>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65968"/>
    </style:style>
    <style:style style:name="T2" style:family="text">
      <style:text-properties officeooo:rsid="00098e13"/>
    </style:style>
    <style:style style:name="T3" style:family="text">
      <style:text-properties officeooo:rsid="000a9c44"/>
    </style:style>
    <style:style style:name="T4" style:family="text">
      <style:text-properties officeooo:rsid="000c1288"/>
    </style:style>
    <style:style style:name="T5" style:family="text">
      <style:text-properties officeooo:rsid="000c45d9"/>
    </style:style>
    <style:style style:name="T6" style:family="text">
      <style:text-properties fo:color="#000000"/>
    </style:style>
    <style:style style:name="T7" style:family="text">
      <style:text-properties fo:color="#000000" fo:font-size="15pt" officeooo:rsid="00296155" style:font-size-asian="15pt" style:font-size-complex="15pt"/>
    </style:style>
    <style:style style:name="T8" style:family="text">
      <style:text-properties fo:color="#000000" fo:font-size="15pt" officeooo:rsid="002cbe36" style:font-size-asian="15pt" style:font-size-complex="15pt"/>
    </style:style>
    <style:style style:name="T9" style:family="text">
      <style:text-properties officeooo:rsid="00109bab"/>
    </style:style>
    <style:style style:name="T10" style:family="text">
      <style:text-properties officeooo:rsid="00129881"/>
    </style:style>
    <style:style style:name="T11" style:family="text">
      <style:text-properties officeooo:rsid="0013c5e4"/>
    </style:style>
    <style:style style:name="T12" style:family="text">
      <style:text-properties officeooo:rsid="0016e7ed"/>
    </style:style>
    <style:style style:name="T13" style:family="text">
      <style:text-properties officeooo:rsid="001da1d9"/>
    </style:style>
    <style:style style:name="T14" style:family="text">
      <style:text-properties officeooo:rsid="001f9528"/>
    </style:style>
    <style:style style:name="T15" style:family="text">
      <style:text-properties officeooo:rsid="001ff83e"/>
    </style:style>
    <style:style style:name="T16" style:family="text">
      <style:text-properties officeooo:rsid="00206cb5"/>
    </style:style>
    <style:style style:name="T17" style:family="text">
      <style:text-properties officeooo:rsid="0021d2eb"/>
    </style:style>
    <style:style style:name="T18" style:family="text">
      <style:text-properties officeooo:rsid="002628d2"/>
    </style:style>
    <style:style style:name="T19" style:family="text">
      <style:text-properties officeooo:rsid="002764b5"/>
    </style:style>
    <style:style style:name="T20" style:family="text">
      <style:text-properties officeooo:rsid="00296155"/>
    </style:style>
    <style:style style:name="T21" style:family="text">
      <style:text-properties officeooo:rsid="0024734e"/>
    </style:style>
    <style:style style:name="T22" style:family="text">
      <style:text-properties officeooo:rsid="002a2f61"/>
    </style:style>
    <style:style style:name="T23" style:family="text">
      <style:text-properties fo:color="#cc0000"/>
    </style:style>
    <style:style style:name="T24" style:family="text">
      <style:text-properties fo:color="#cc0000" officeooo:rsid="00296155"/>
    </style:style>
    <style:style style:name="T25" style:family="text">
      <style:text-properties fo:color="#cc0000" officeooo:rsid="0024734e"/>
    </style:style>
    <style:style style:name="T26" style:family="text">
      <style:text-properties officeooo:rsid="002cbe36"/>
    </style:style>
    <style:style style:name="T27" style:family="text">
      <style:text-properties officeooo:rsid="00326662"/>
    </style:style>
    <style:style style:name="T28" style:family="text">
      <style:text-properties officeooo:rsid="00334720"/>
    </style:style>
    <style:style style:name="T29" style:family="text">
      <style:text-properties officeooo:rsid="0038d31a"/>
    </style:style>
    <style:style style:name="T30" style:family="text">
      <style:text-properties officeooo:rsid="0039fafb"/>
    </style:style>
    <style:style style:name="T31" style:family="text">
      <style:text-properties officeooo:rsid="003c9964"/>
    </style:style>
    <style:style style:name="T32" style:family="text">
      <style:text-properties officeooo:rsid="003d4bb8"/>
    </style:style>
    <style:style style:name="T33" style:family="text">
      <style:text-properties officeooo:rsid="0041f1a1"/>
    </style:style>
    <style:style style:name="T34" style:family="text">
      <style:text-properties officeooo:rsid="00437d3b"/>
    </style:style>
    <style:style style:name="T35" style:family="text">
      <style:text-properties officeooo:rsid="00465eee"/>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Noto Sans CJK SC Regular"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13</text:p>
      <text:p text:style-name="P1"/>
      <text:p text:style-name="P1"/>
      <text:p text:style-name="P1">def f1(a,*args,b,**kwargs):</text:p>
      <text:p text:style-name="P1"><text:s text:c="4"/>return a + b</text:p>
      <text:p text:style-name="P1">f1=lambda a,*args,b,**kwargs:a+b</text:p>
      <text:p text:style-name="P1"/>
      <text:p text:style-name="P1"/>
      <text:p text:style-name="P2">help(函数名)</text:p>
      <text:p text:style-name="P2"/>
      <text:p text:style-name="P3">模块</text:p>
      <text:p text:style-name="P3">导入语句　</text:p>
      <text:p text:style-name="P3">import 模块名　as <text:s/>新建函数名<text:span text:style-name="T1">　</text:span></text:p>
      <text:p text:style-name="P6">一个模块里面的方法 *list.append()</text:p>
      <text:p text:style-name="P3">from <text:s/>模块　 <text:s/>import　调用函数名<text:span text:style-name="T1">　as 新建函数名</text:span></text:p>
      <text:p text:style-name="P3">from <text:s text:c="4"/>import <text:s/>*</text:p>
      <text:p text:style-name="P3"/>
      <text:p text:style-name="P3"/>
      <text:p text:style-name="P4">dir()</text:p>
      <text:p text:style-name="P4">help()</text:p>
      <text:p text:style-name="P4"/>
      <text:p text:style-name="P4">模块分为四类<text:span text:style-name="T2">　</text:span></text:p>
      <text:p text:style-name="P5">内置模块</text:p>
      <text:p text:style-name="P5">标准库模块</text:p>
      <text:p text:style-name="P5">自建模块</text:p>
      <text:p text:style-name="P5">第三方模块</text:p>
      <text:p text:style-name="P5"/>
      <text:p text:style-name="P5"/>
      <text:p text:style-name="P5"/>
      <text:p text:style-name="P7">系统模块</text:p>
      <text:p text:style-name="P7">运行时系统相关<text:span text:style-name="T3">的信息</text:span></text:p>
      <text:p text:style-name="P7"/>
      <text:p text:style-name="P7">文档参见</text:p>
      <text:p text:style-name="P22">模块搜索<text:span text:style-name="T4">的路径是从头开始　当导入一个模块名字时，电脑从头开始搜索，知道没有搜索到</text:span></text:p>
      <text:p text:style-name="P22"/>
      <text:p text:style-name="P22"/>
      <text:p text:style-name="P22"><text:soft-page-break/></text:p>
      <text:p text:style-name="P22"/>
      <text:p text:style-name="P22">系统模块<text:span text:style-name="T5">　import sys</text:span></text:p>
      <text:p text:style-name="P22"/>
      <text:p text:style-name="P7">自定义模块<text:span text:style-name="T5">　</text:span></text:p>
      <text:p text:style-name="P22">要求</text:p>
      <text:p text:style-name="P22">模块名<text:span text:style-name="T5">以＇.py＇结尾</text:span></text:p>
      <text:p text:style-name="P22">可以在同一个文件夹下<text:span text:style-name="T17">，也可以放到sys.path路径下的文件夹下</text:span></text:p>
      <text:p text:style-name="P22">标识符命名规则　</text:p>
      <text:p text:style-name="P22">避免名称和内建模块名称冲突</text:p>
      <text:p text:style-name="P22"/>
      <text:p text:style-name="P22"/>
      <text:p text:style-name="P22">导入方式<text:span text:style-name="T5">　</text:span></text:p>
      <text:p text:style-name="P23">import 语句</text:p>
      <text:p text:style-name="P23">from import 语句</text:p>
      <text:p text:style-name="P23">from import *语句　</text:p>
      <text:p text:style-name="P23"/>
      <text:p text:style-name="P23">示例　　</text:p>
      <text:p text:style-name="P23">在同一个文件夹，一个以.<text:span text:style-name="T12">py结尾的文件，一个是打开之后import　以.py结尾的文件　</text:span></text:p>
      <text:p text:style-name="P23"/>
      <text:p text:style-name="P24"/>
      <text:p text:style-name="P24"/>
      <text:p text:style-name="P8">import语句的搜索路径顺序　</text:p>
      <text:p text:style-name="P25">１．索引内建模块　　bulitin</text:p>
      <text:p text:style-name="P25"/>
      <text:p text:style-name="P25">２．搜索程序的运行时路径（当前路径）</text:p>
      <text:p text:style-name="P25"/>
      <text:p text:style-name="P25">３．sys.path提供的路径　　只能放在<text:span text:style-name="T9">sys.path提供的文件夹内才能用</text:span></text:p>
      <text:p text:style-name="P25">　　　　　　　　　　　　<text:span text:style-name="T10">sys.path是一个列表　可以用append()加文件）</text:span></text:p>
      <text:p text:style-name="P25"/>
      <text:p text:style-name="P25">两种方法用户自定义模块被导入</text:p>
      <text:p text:style-name="P25">两种方法让用户自定义模块被导入：</text:p>
      <text:p text:style-name="P25">１）将模块安装（复制）到<text:span text:style-name="T11">sys.path提供的路径</text:span></text:p>
      <text:p text:style-name="P25"><text:soft-page-break/>２）在运行程序时，在<text:span text:style-name="T11">sys.path里添加自定义的路径</text:span></text:p>
      <text:p text:style-name="P26">加载过的模块在途中修改并不会显示修改的内容，　重新加载才可以</text:p>
      <text:p text:style-name="P26"/>
      <text:p text:style-name="P26"/>
      <text:p text:style-name="P26">模块的重新加载　</text:p>
      <text:p text:style-name="P27">import mymod</text:p>
      <text:p text:style-name="P27">import imp </text:p>
      <text:p text:style-name="P27">imp.reload(属性）</text:p>
      <text:p text:style-name="P27"/>
      <text:p text:style-name="P26">模块被导入<text:span text:style-name="T13">和执行的过程</text:span></text:p>
      <text:p text:style-name="P28">１，先搜索相关路径找模块文件</text:p>
      <text:p text:style-name="P28">２，判断是否有此模块对应的.pyc，如果pyc文件比py文件新则直接家在.pyc文件</text:p>
      <text:p text:style-name="P28">３，否则用模块名.py文件生成.pyc加载执行</text:p>
      <text:p text:style-name="P28"/>
      <text:p text:style-name="P28">模块<text:span text:style-name="T14">的编译</text:span></text:p>
      <text:p text:style-name="P28"/>
      <text:p text:style-name="P29">mymod.py <text:s text:c="5"/>→ <text:s text:c="4"/>　 mymod.pyc <text:s text:c="2"/>　　　 <text:s/>→ <text:s text:c="4"/>　　　　　　python3</text:p>
      <text:p text:style-name="P29"><text:s text:c="24"/>编译　　　　　　　　　　解释执行</text:p>
      <text:p text:style-name="P29"><text:s text:c="5"/></text:p>
      <text:p text:style-name="P29"/>
      <text:p text:style-name="P29">模块的属性　</text:p>
      <text:p text:style-name="P9">模块的文档字符串</text:p>
      <text:p text:style-name="P29"><text:span text:style-name="T16">　　</text:span>模块内的第一次没有赋值的给任何变量的字符中成为模块的文件字符串</text:p>
      <text:p text:style-name="P9">模块的_<text:span text:style-name="T15">doc_属性</text:span></text:p>
      <text:p text:style-name="P30">　　次属性用于绑定模块的文档字符串</text:p>
      <text:p text:style-name="P30">模块的_<text:span text:style-name="T16">file_属性</text:span></text:p>
      <text:p text:style-name="P32">　　　 <text:s text:c="2"/>/usr/lib/python3.5/lib-dynload/lianxi.py</text:p>
      <text:p text:style-name="P30"/>
      <text:p text:style-name="P30"><text:s text:c="3"/>_name _ 属性　　</text:p>
      <text:p text:style-name="P30">　　作用：</text:p>
      <text:p text:style-name="P30">　　　１．用来记录模块自身的名字　</text:p>
      <text:p text:style-name="P30">　　　２．用来判断是否为主模块　</text:p>
      <text:p text:style-name="P30"><text:soft-page-break/>　　　　　（注：主模块是指程序最先被python3执行的模块）</text:p>
      <text:p text:style-name="P30">说明　</text:p>
      <text:p text:style-name="P30">　　当此模块为主模块运行时，　＿name＿的值为＇__main__＇ </text:p>
      <text:p text:style-name="P31"><text:s text:c="7"/>此模块不是主模块时，＿name＿绑定模块的名字　</text:p>
      <text:p text:style-name="P31"/>
      <text:p text:style-name="P33">NAME</text:p>
      <text:p text:style-name="P33"><text:s text:c="4"/>lianxi</text:p>
      <text:p text:style-name="P33"/>
      <text:p text:style-name="P33">MODULE REFERENCE</text:p>
      <text:p text:style-name="P33"><text:s text:c="4"/>https://docs.python.org/3.5/library/lianxi.html</text:p>
      <text:p text:style-name="P33"><text:s text:c="4"/></text:p>
      <text:p text:style-name="P33"><text:s text:c="4"/>The following documentation is automatically generated from the Python</text:p>
      <text:p text:style-name="P33"><text:s text:c="4"/>source files. <text:s/>It may be incomplete, incorrect or include features that</text:p>
      <text:p text:style-name="P33"><text:s text:c="4"/>are considered implementation detail and may vary between Python</text:p>
      <text:p text:style-name="P33"><text:s text:c="4"/>implementations. <text:s/>When in doubt, consult the module reference at the</text:p>
      <text:p text:style-name="P33"><text:s text:c="4"/>location listed above.</text:p>
      <text:p text:style-name="P33"/>
      <text:p text:style-name="P33">DESCRIPTION</text:p>
      <text:p text:style-name="P33"><text:s text:c="4"/>这是一个自定义模块的mymod的文档字符串</text:p>
      <text:p text:style-name="P33"><text:s text:c="4"/>此模块有两个函数和两个数据．．．</text:p>
      <text:p text:style-name="P33"/>
      <text:p text:style-name="P33">FUNCTIONS</text:p>
      <text:p text:style-name="P33"><text:s text:c="4"/>asd()</text:p>
      <text:p text:style-name="P33"><text:s text:c="4"/></text:p>
      <text:p text:style-name="P33"><text:s text:c="4"/>qwe()</text:p>
      <text:p text:style-name="P33"/>
      <text:p text:style-name="P33">:</text:p>
      <text:p text:style-name="P33"/>
      <text:p text:style-name="P33">模块内部　</text:p>
      <text:p text:style-name="P33">print(‘我的模块名字’,_name_) <text:s text:c="4"/>这些都是全局变量　在模块内部可以直接使用</text:p>
      <text:p text:style-name="P33"/>
      <text:p text:style-name="P33"/>
      <text:p text:style-name="P20">把以＿ｎａｍｅ＿类似的当作一个变量　</text:p>
      <text:p text:style-name="P21">if ‘_name_’ <text:s/><text:span text:style-name="T18">== <text:s/>‘_m</text:span>ain_’:</text:p>
      <text:p text:style-name="P34"><text:soft-page-break/><text:s text:c="4"/><text:span text:style-name="T19">print(‘我正在以主模块运行’)</text:span></text:p>
      <text:p text:style-name="P34"/>
      <text:p text:style-name="P34"/>
      <text:p text:style-name="P34">模块<text:span text:style-name="T20">的</text:span><text:span text:style-name="T23">__</text:span><text:span text:style-name="T24">all__列表</text:span><text:span text:style-name="T20">：</text:span></text:p>
      <text:p text:style-name="P35">　　　　<text:span text:style-name="T23">模块中的</text:span><text:span text:style-name="T25">__</text:span><text:span text:style-name="T23">all__列表必须是一个字符串列表　</text:span></text:p>
      <text:p text:style-name="P35">作用：</text:p>
      <text:p text:style-name="P35">当用from <text:span text:style-name="T22">xxx <text:s text:c="2"/></text:span><text:s/>improt *</text:p>
      <text:p text:style-name="P35">导入时，只导入<text:span text:style-name="T21">__</text:span>all__列表内的属性　</text:p>
      <text:p text:style-name="P35"/>
      <text:p text:style-name="P35">示例见：</text:p>
      <text:p text:style-name="P36">subl </text:p>
      <text:p text:style-name="P36"/>
      <text:p text:style-name="P36"/>
      <text:p text:style-name="P36">模块的隐藏属性　</text:p>
      <text:p text:style-name="P36">　模块中以＇＿＇开头的属性，在from xxx import </text:p>
      <text:p text:style-name="P36">*导入时将不会被导入　通常成这些属性为隐藏属性</text:p>
      <text:p text:style-name="P35"/>
      <text:p text:style-name="P35"/>
      <text:p text:style-name="P35"/>
      <text:p text:style-name="P35">随机模块<text:span text:style-name="T26">　random</text:span></text:p>
      <text:p text:style-name="P48"><text:span text:style-name="T7">文档参见</text:span><text:span text:style-name="T8">　</text:span>import random as R</text:p>
      <text:p text:style-name="P35"/>
      <table:table table:name="表格1" table:style-name="表格1">
        <table:table-column table:style-name="表格1.A"/>
        <table:table-column table:style-name="表格1.B"/>
        <table:table-row>
          <table:table-cell table:style-name="表格1.A1" office:value-type="string">
            <text:p text:style-name="Table_20_Contents">R.random()</text:p>
          </table:table-cell>
          <table:table-cell table:style-name="表格1.A1" office:value-type="string">
            <text:p text:style-name="Table_20_Contents">返回一个[0, 1) 之间的随机实数</text:p>
          </table:table-cell>
        </table:table-row>
        <table:table-row>
          <table:table-cell table:style-name="表格1.A1" office:value-type="string">
            <text:p text:style-name="Table_20_Contents">R.uniform(a,b)</text:p>
          </table:table-cell>
          <table:table-cell table:style-name="表格1.A1" office:value-type="string">
            <text:p text:style-name="Table_20_Contents">返回[a,b) 区间内的随机实数</text:p>
          </table:table-cell>
        </table:table-row>
        <table:table-row>
          <table:table-cell table:style-name="表格1.A1" office:value-type="string">
            <text:p text:style-name="Table_20_Contents">R.randrange([start,] stop[, step])</text:p>
          </table:table-cell>
          <table:table-cell table:style-name="表格1.A1" office:value-type="string">
            <text:p text:style-name="Table_20_Contents">返回range(start,stop,step)中的随机数<office:annotation><dc:creator>未知作者</dc:creator><dc:date>2018-08-17T14:16:30</dc:date><text:p text:style-name="P50"><text:span text:style-name="T36">例如　</text:span><text:span text:style-name="T36">random.randrange(0,10,2)</text:span></text:p></office:annotation></text:p>
          </table:table-cell>
        </table:table-row>
        <table:table-row>
          <table:table-cell table:style-name="表格1.A1" office:value-type="string">
            <text:p text:style-name="Table_20_Contents">R.choice(seq)</text:p>
          </table:table-cell>
          <table:table-cell table:style-name="表格1.A1" office:value-type="string">
            <text:p text:style-name="Table_20_Contents">从序列中返回随意元素<office:annotation><dc:creator>未知作者</dc:creator><dc:date>2018-08-17T14:15:58</dc:date><text:p text:style-name="P50"><text:span text:style-name="T36">序列中元素　</text:span><text:span text:style-name="T36">range</text:span><text:span text:style-name="T36">　列表　字符串　元组　字典　集合．．．　　</text:span></text:p></office:annotation></text:p>
          </table:table-cell>
        </table:table-row>
        <table:table-row>
          <table:table-cell table:style-name="表格1.A1" office:value-type="string">
            <text:p text:style-name="Table_20_Contents">R.shuffle(seq[, random])</text:p>
          </table:table-cell>
          <table:table-cell table:style-name="表格1.A1" office:value-type="string">
            <text:p text:style-name="Table_20_Contents">随机指定序列的顺序(乱序序列）<office:annotation><dc:creator>未知作者</dc:creator><dc:date>2018-08-17T14:17:02</dc:date><text:p text:style-name="P50"><text:span text:style-name="T36">seq</text:span><text:span text:style-name="T36">通常是列表</text:span></text:p></office:annotation></text:p>
          </table:table-cell>
        </table:table-row>
        <table:table-row>
          <table:table-cell table:style-name="表格1.A1" office:value-type="string">
            <text:p text:style-name="Table_20_Contents">R.sample(seq,n)</text:p>
          </table:table-cell>
          <table:table-cell table:style-name="表格1.A1" office:value-type="string">
            <text:p text:style-name="Table_20_Contents">从序列中选择n个随机且不重复的元素<office:annotation><dc:creator>未知作者</dc:creator><dc:date>2018-08-17T14:19:42</dc:date><text:p text:style-name="P50"><text:span text:style-name="T36">（序列，数量）</text:span></text:p></office:annotation></text:p>
          </table:table-cell>
        </table:table-row>
      </table:table>
      <text:p text:style-name="P37"/>
      <text:p text:style-name="P37"/>
      <text:p text:style-name="P37">练习</text:p>
      <text:p text:style-name="P38">１．猜数字游戏：</text:p>
      <text:p text:style-name="P38">　　　随机生成一个0－100之间一个证书<text:span text:style-name="T27">　用变量ｘ绑定　　choice</text:span></text:p>
      <text:p text:style-name="P38">让用户输入一个证书<text:span text:style-name="T27">用ｙ绑定，输出猜数字的结果　</text:span></text:p>
      <text:p text:style-name="P49"/>
      <text:p text:style-name="P38">理论<text:span text:style-name="T28">：</text:span></text:p>
      <text:p text:style-name="P38"><text:soft-page-break/>二分查找<text:span text:style-name="T28">　最多七次</text:span></text:p>
      <text:p text:style-name="P38"/>
      <text:p text:style-name="P10">包（模块包）　　package</text:p>
      <text:p text:style-name="P11">包的定义:</text:p>
      <text:p text:style-name="P11">　　　<text:span text:style-name="T6">　包是将模块以文件夹的形式进行分组管理的方法</text:span></text:p>
      <text:p text:style-name="P45">作用　</text:p>
      <text:p text:style-name="P45">将一系列模块进行分类管理，有利于防止明明冲突</text:p>
      <text:p text:style-name="P45">可以在需要时加载一个或部分模块而不是全部模块　</text:p>
      <text:p text:style-name="P46"/>
      <text:p text:style-name="P45">包示例：</text:p>
      <text:p text:style-name="P45">　　mypack/</text:p>
      <text:p text:style-name="P11"><text:span text:style-name="T6"><text:s text:c="3"/></text:span>　</text:p>
      <text:p text:style-name="P11"/>
      <text:p text:style-name="P11"/>
      <text:p text:style-name="P11"/>
      <text:p text:style-name="P12">包内的 <text:s text:c="2"/>__init__.py <text:s/>文件</text:p>
      <text:p text:style-name="P12">　　　__init__.py　是常规包内必须存在的文件</text:p>
      <text:p text:style-name="P12">　　　__init__.py　文件会在包加载时自动调用</text:p>
      <text:p text:style-name="P12"/>
      <text:p text:style-name="P12">包的导入<text:span text:style-name="T29">　</text:span></text:p>
      <text:p text:style-name="P12">规则类似<text:span text:style-name="T29">与模块的导入规则</text:span></text:p>
      <text:p text:style-name="P13">import <text:span text:style-name="T30">　</text:span>包<text:span text:style-name="T30">名　</text:span> [as 包新名] <text:s/>中括号可以省略</text:p>
      <text:p text:style-name="P14">import <text:span text:style-name="T30">　</text:span>包<text:span text:style-name="T30">名.模块名　</text:span> [as 模块新名]</text:p>
      <text:p text:style-name="P14">import <text:span text:style-name="T30">　</text:span>包<text:span text:style-name="T30">名.子包名.模块名　</text:span> [as 模块新名]<text:span text:style-name="T32">　　　模块名就是py文件的</text:span></text:p>
      <text:p text:style-name="P17">　　　　　　　　　　　　　　　　　　　　　　模块名里面的调用函数</text:p>
      <text:p text:style-name="P14"/>
      <text:p text:style-name="P14"/>
      <text:p text:style-name="P15">from 包名　import 模块名　<text:span text:style-name="T29">[as 模块新名]</text:span></text:p>
      <text:p text:style-name="P15">from 包名. <text:span text:style-name="T30">子包名</text:span>　 import　 模块名　<text:span text:style-name="T29">[as 模块新名]</text:span></text:p>
      <text:p text:style-name="P15">from 包名. <text:span text:style-name="T30">子包名. </text:span>模块名　import　属性名　<text:span text:style-name="T29">[as 属性新名]</text:span></text:p>
      <text:p text:style-name="P16">from <text:span text:style-name="T31">　</text:span> 包名<text:span text:style-name="T31">　</text:span>import *</text:p>
      <text:p text:style-name="P16">from 包名<text:span text:style-name="T30">. </text:span>模块名<text:span text:style-name="T31">　</text:span>import *</text:p>
      <text:p text:style-name="P39"/>
      <text:p text:style-name="P40">import 语句搜索引　包的路径顺序</text:p>
      <text:p text:style-name="P18"><text:soft-page-break/>　　１．搜索程序运行时的路径（当前路径）</text:p>
      <text:p text:style-name="P40"><text:span text:style-name="T23">　　　２．sys.path提供的路径</text:span>　</text:p>
      <text:p text:style-name="P40">事实上<text:span text:style-name="T33">　import 包　会执行包里面的__init__.py文件</text:span></text:p>
      <text:p text:style-name="P40"/>
      <text:p text:style-name="P47">__init__.py内的__all__列表　</text:p>
      <text:p text:style-name="P41">作用<text:span text:style-name="T34">：</text:span></text:p>
      <text:p text:style-name="P41">用来记录此包中有哪些<text:span text:style-name="T34">　　或模块需要导入　</text:span></text:p>
      <text:p text:style-name="P41">当用<text:span text:style-name="T34">from包　import</text:span></text:p>
      <text:p text:style-name="P41">*语句导入模块时<text:span text:style-name="T34">，只查找__all__列表中所有的模块或子包</text:span></text:p>
      <text:p text:style-name="P41"/>
      <text:p text:style-name="P41">说明<text:span text:style-name="T34">：</text:span></text:p>
      <text:p text:style-name="P41">__<text:span text:style-name="T34">all__列表只有在from　xxx import *导入时起作用　</text:span></text:p>
      <text:p text:style-name="P41">示例见</text:p>
      <text:p text:style-name="P42">mypack/games/__init__.py </text:p>
      <text:p text:style-name="P43">&gt; from mypack.games import *</text:p>
      <text:p text:style-name="P43">实际上并不是文件夹下所有模块加载　</text:p>
      <text:p text:style-name="P43">而是__init__.py加载</text:p>
      <text:p text:style-name="P43"/>
      <text:p text:style-name="P43"/>
      <text:p text:style-name="P19">包的相对导入</text:p>
      <text:p text:style-name="P44">包的相对导入是指包内模块的相互导入　</text:p>
      <text:p text:style-name="P44">语法：</text:p>
      <text:p text:style-name="P44">from相对路径包或模块名　import　属性或模块名　</text:p>
      <text:p text:style-name="P44">或</text:p>
      <text:p text:style-name="P44">from相对路径包或模块名　import*</text:p>
      <text:p text:style-name="P44"/>
      <text:p text:style-name="P44"/>
      <text:p text:style-name="P44">相对路径　</text:p>
      <text:p text:style-name="P44">在from　和 import 间可以用相对路径：</text:p>
      <text:p text:style-name="P44">．代表当前目录</text:p>
      <text:p text:style-name="P44">．．代表上一级目录　</text:p>
      <text:p text:style-name="P44">．．．代表上两级目录　</text:p>
      <text:p text:style-name="P44">以此类推　</text:p>
      <text:p text:style-name="P44"/>
      <text:p text:style-name="P44"><text:soft-page-break/>注意　相对导入时不能超出包的外部　</text:p>
      <text:p text:style-name="P44"/>
      <text:p text:style-name="P44">示例见　<text:span text:style-name="T35">games/　contra.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10:04:11.180209110</meta:creation-date>
    <meta:generator>LibreOffice/5.1.6.2$Linux_X86_64 LibreOffice_project/10m0$Build-2</meta:generator>
    <meta:editing-duration>PT9H16M48S</meta:editing-duration>
    <meta:editing-cycles>60</meta:editing-cycles>
    <dc:date>2018-10-02T09:37:37.551914194</dc:date>
    <meta:document-statistic meta:table-count="1" meta:image-count="0" meta:object-count="0" meta:page-count="8" meta:paragraph-count="178" meta:word-count="1654" meta:character-count="3281" meta:non-whitespace-character-count="2805"/>
  </office:meta>
</office:document-meta>
</file>